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F0000044F6168D8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P3" style:family="paragraph" style:parent-style-name="Header">
      <style:paragraph-properties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style:font-name="Source Code Pro" fo:language="cs" fo:country="CZ" officeooo:rsid="002c760d" officeooo:paragraph-rsid="002c760d"/>
    </style:style>
    <style:style style:name="P7" style:family="paragraph" style:parent-style-name="Text_20_body">
      <style:text-properties style:font-name="Source Code Pro" fo:language="cs" fo:country="CZ" officeooo:rsid="002c760d" officeooo:paragraph-rsid="00306ff9"/>
    </style:style>
    <style:style style:name="P8" style:family="paragraph" style:parent-style-name="Heading_20_1">
      <style:paragraph-properties fo:break-before="page"/>
      <style:text-properties style:font-name="Source Code Pro" fo:language="cs" fo:country="CZ"/>
    </style:style>
    <style:style style:name="P9" style:family="paragraph" style:parent-style-name="Heading_20_1">
      <style:paragraph-properties fo:break-before="page"/>
      <style:text-properties officeooo:rsid="002a77e0" officeooo:paragraph-rsid="002a77e0"/>
    </style:style>
    <style:style style:name="T1" style:family="text">
      <style:text-properties officeooo:rsid="0023a96f"/>
    </style:style>
    <style:style style:name="T2" style:family="text">
      <style:text-properties officeooo:rsid="0024a5af"/>
    </style:style>
    <style:style style:name="T3" style:family="text">
      <style:text-properties officeooo:rsid="002bb746"/>
    </style:style>
    <style:style style:name="T4" style:family="text">
      <style:text-properties officeooo:rsid="002dc987"/>
    </style:style>
    <style:style style:name="T5" style:family="text">
      <style:text-properties officeooo:rsid="002fcc57"/>
    </style:style>
    <style:style style:name="T6" style:family="text">
      <style:text-properties officeooo:rsid="00306ff9"/>
    </style:style>
    <style:style style:name="fr1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217_1285551830" text:style-name="Index_20_Link" text:visited-style-name="Index_20_Link">1. Den (8. 7.)<text:tab/>2</text:a></text:p>
          <text:p text:style-name="P5"><text:a xlink:type="simple" xlink:href="#__RefHeading___Toc219_1285551830" text:style-name="Index_20_Link" text:visited-style-name="Index_20_Link">dfsfdsdf<text:tab/>3</text:a></text:p>
        </text:index-body>
      </text:table-of-content>
      <text:h text:style-name="P8" text:outline-level="1"><text:bookmark-start text:name="__RefHeading___Toc217_1285551830"/><text:span text:style-name="T3">První</text:span> <text:span text:style-name="T3">d</text:span>en (8. 7.)<text:bookmark-end text:name="__RefHeading___Toc217_1285551830"/></text:h>
      <text:p text:style-name="P6"><text:tab/>Dopoledne prvního dne strávíme povídáním, seznamováním se <text:span text:style-name="T4">a </text:span><text:s/><text:span text:style-name="T4">úvodem k tomu, co pro nás znamená informatika a co informatika doopravdy je. Budeme se u toho dost hýbat.</text:span></text:p>
      <text:p text:style-name="P7"><text:tab/><text:span text:style-name="T5">Po obědě se už vrhneme </text:span><text:span text:style-name="T6">na část informatiky týkající se hardwaru (tedy té „krabice“) kterou je počítač. Dozvíme se jaké má počítač části ale hlavně k čemu jsou slouží. Co to je instrukce procesoru a </text:span></text:p>
      <text:h text:style-name="P9" text:outline-level="1"><text:bookmark-start text:name="__RefHeading___Toc219_1285551830"/>dfsfdsdf<text:bookmark-end text:name="__RefHeading___Toc219_1285551830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7cm" table:align="left" fo:background-color="transparent">
        <style:background-image/>
      </style:table-properties>
    </style:style>
    <style:style style:name="Table1.A" style:family="table-column">
      <style:table-column-properties style:column-width="8.5cm"/>
    </style:style>
    <style:style style:name="Table1.1" style:family="table-row">
      <style:table-row-properties style:min-row-height="2.097cm"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M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MP3" style:family="paragraph" style:parent-style-name="Header">
      <style:paragraph-properties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M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MT1" style:family="text">
      <style:text-properties officeooo:rsid="0023a96f"/>
    </style:style>
    <style:style style:name="MT2" style:family="text">
      <style:text-properties officeooo:rsid="0024a5af"/>
    </style:style>
    <style:style style:name="Mfr1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MP1"><draw:frame draw:style-name="Mfr1" draw:name="Image1" text:anchor-type="char" svg:x="-0.155cm" svg:y="-0.695cm" svg:width="2.353cm" svg:height="2.388cm" draw:z-index="2"><draw:image xlink:href="Pictures/100000010000043F0000044F6168D845.png" xlink:type="simple" xlink:show="embed" xlink:actuate="onLoad" draw:mime-type="image/png"/></draw:frame><text:s text:c="9"/>Léto teenagerů 2024</text:p>
              <text:p text:style-name="MP1"><text:s text:c="9"/><text:span text:style-name="MT1">(8. až 12. </text:span><text:span text:style-name="MT2">července</text:span><text:span text:style-name="MT1">)</text:span></text:p>
            </table:table-cell>
            <table:table-cell table:style-name="Table1.A1" office:value-type="string">
              <text:p text:style-name="MP2">Informatika trochu jinak</text:p>
            </table:table-cell>
          </table:table-row>
        </table:table>
        <text:p text:style-name="MP3"/>
      </style:header>
      <style:footer>
        <text:p text:style-name="MP4"><text:bookmark-start text:name="PageNumWizard_FOOTER_Default Page Style1 Copy 1"/><text:page-number text:select-page="current">3</text:page-number><text:bookmark-end text:name="PageNumWizard_FOOTER_Default Page Style1 Copy 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4:15:00.914875910</meta:creation-date>
    <dc:title>primestak_2024</dc:title>
    <meta:editing-duration>PT41S</meta:editing-duration>
    <meta:editing-cycles>2</meta:editing-cycles>
    <meta:generator>LibreOffice/7.6.7.2$Linux_X86_64 LibreOffice_project/60$Build-2</meta:generator>
    <dc:date>2024-06-20T14:43:16.282697609</dc:date>
    <meta:document-statistic meta:table-count="1" meta:image-count="1" meta:object-count="0" meta:page-count="3" meta:paragraph-count="12" meta:word-count="88" meta:character-count="517" meta:non-whitespace-character-count="417"/>
    <meta:template xlink:type="simple" xlink:actuate="onRequest" xlink:title="primestak_2024" xlink:href="../../../.config/libreoffice/4/user/template/primestak_2024.ott" meta:date="2024-06-20T14:15:00.571753415"/>
  </office:meta>
</office:document-meta>
</file>